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5.75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.1965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text-transform="lowercase" fo:color="#222222" loext:opacity="100%" style:font-name="Consolas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orphans="2" fo:widows="2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Bear and Big Brother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Bear Limak wants to become the largest of bears, or at least to become larger than his brother Bob.</text:p>
      <text:p text:style-name="P6">Right now, Limak and Bob weigh <text:span text:style-name="T2">a</text:span> and <text:span text:style-name="T2">b</text:span> respectively. It's guaranteed that Limak's weight is smaller than or equal to his brother's weight.</text:p>
      <text:p text:style-name="P6">Limak eats a lot and his weight is tripled after every year, while Bob's weight is doubled after every year.</text:p>
      <text:p text:style-name="P6">After how many full years will Limak become strictly larger (strictly heavier) than Bob?</text:p>
      <text:p text:style-name="P8">Input</text:p>
      <text:p text:style-name="P6">The only line of the input contains two integers <text:span text:style-name="T2">a</text:span> and <text:span text:style-name="T2">b</text:span> (<text:span text:style-name="T1">1 ≤ </text:span><text:span text:style-name="T2">a</text:span><text:span text:style-name="T1"> ≤ </text:span><text:span text:style-name="T2">b</text:span><text:span text:style-name="T1"> ≤ 10</text:span>) — the weight of Limak and the weight of Bob respectively.</text:p>
      <text:p text:style-name="P8">Output</text:p>
      <text:p text:style-name="P6">Print one integer, denoting the integer number of years after which Limak will become strictly larger than Bob.</text:p>
      <text:p text:style-name="P7">Examples</text:p>
      <text:p text:style-name="P9">input</text:p>
      <text:section text:style-name="Sect1" text:name="id009972507930565564">
        <text:p text:style-name="P10">Copy</text:p>
      </text:section>
      <text:p text:style-name="P1"><text:bookmark text:name="id00465629307472607"/>4 7</text:p>
      <text:p text:style-name="P9">output</text:p>
      <text:section text:style-name="Sect1" text:name="id007744253185000762">
        <text:p text:style-name="P10">Copy</text:p>
      </text:section>
      <text:p text:style-name="P1"><text:bookmark text:name="id003324013787217639"/>2</text:p>
      <text:p text:style-name="P9">input</text:p>
      <text:section text:style-name="Sect1" text:name="id001768723017100018">
        <text:p text:style-name="P10">Copy</text:p>
      </text:section>
      <text:p text:style-name="P1"><text:bookmark text:name="id005496183782442952"/>4 9</text:p>
      <text:p text:style-name="P9">output</text:p>
      <text:section text:style-name="Sect1" text:name="id003084749184932001">
        <text:p text:style-name="P10">Copy</text:p>
      </text:section>
      <text:p text:style-name="P1"><text:bookmark text:name="id00285030831124216"/>3</text:p>
      <text:p text:style-name="P9">input</text:p>
      <text:section text:style-name="Sect1" text:name="id0029407168819917584">
        <text:p text:style-name="P10">Copy</text:p>
      </text:section>
      <text:p text:style-name="P1"><text:bookmark text:name="id000939797302725982"/>1 1</text:p>
      <text:p text:style-name="P9">output</text:p>
      <text:section text:style-name="Sect1" text:name="id00026068481185872683">
        <text:p text:style-name="P10">Copy</text:p>
      </text:section>
      <text:p text:style-name="P1"><text:bookmark text:name="id0003502158619860296"/>1</text:p>
      <text:p text:style-name="P8">Note</text:p>
      <text:p text:style-name="P6">In the first sample, Limak weighs <text:span text:style-name="T1">4</text:span> and Bob weighs <text:span text:style-name="T1">7</text:span> initially. After one year their weights are <text:span text:style-name="T1">4·3 = 12</text:span> and <text:span text:style-name="T1">7·2 = 14</text:span> respectively (one weight is tripled while the other one is doubled). Limak isn't larger than Bob yet. After the second year weights are <text:span text:style-name="T1">36</text:span> and <text:span text:style-name="T1">28</text:span>, so <text:soft-page-break/>the first weight is greater than the second one. Limak became larger than Bob after two years so you should print <text:span text:style-name="T1">2</text:span>.</text:p>
      <text:p text:style-name="P6">In the second sample, Limak's and Bob's weights in next years are: <text:span text:style-name="T1">12</text:span> and <text:span text:style-name="T1">18</text:span>, then <text:span text:style-name="T1">36</text:span> and <text:span text:style-name="T1">36</text:span>, and finally <text:span text:style-name="T1">108</text:span> and <text:span text:style-name="T1">72</text:span> (after three years). The answer is <text:span text:style-name="T1">3</text:span>. Remember that Limak wants to be larger than Bob and he won't be satisfied with equal weights.</text:p>
      <text:p text:style-name="P6">In the third sample, Limak becomes larger than Bob after the first year. Their weights will be <text:span text:style-name="T1">3</text:span> and <text:span text:style-name="T1">2</text:span> the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6:32:03.282503383</dc:date>
    <meta:editing-duration>PT4S</meta:editing-duration>
    <meta:editing-cycles>1</meta:editing-cycles>
    <meta:document-statistic meta:table-count="0" meta:image-count="0" meta:object-count="0" meta:page-count="2" meta:paragraph-count="40" meta:word-count="315" meta:character-count="1632" meta:non-whitespace-character-count="1356"/>
  </office:meta>
</office:document-meta>
</file>